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Utils.Loca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Utils.isKnown( Location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Utils.getLocatio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Utils.toString( Location 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ationUtils.isUnknown( Location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Utils.parse( String 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cationUtils.addFinder( LocationFinder fi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tionUtils.getLocation( Object obj , String descriptio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